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D2600001F1DC184C0E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ce style:name="Times New Roman1" svg:font-family="'Times New Roman'"/>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249cm" style:auto-text-indent="false"/>
    </style:style>
    <style:style style:name="P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style="italic" style:text-underline-style="solid" style:text-underline-width="auto" style:text-underline-color="font-color" style:font-size-asian="14pt" style:font-style-asian="italic" style:font-name-complex="Times New Roman2" style:font-size-complex="14pt"/>
    </style:style>
    <style:style style:name="P3"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style:font-size-asian="14pt" style:font-name-complex="Times New Roman2" style:font-size-complex="14pt"/>
    </style:style>
    <style:style style:name="P4" style:family="paragraph" style:parent-style-name="Standard">
      <style:paragraph-properties fo:margin-left="0cm" fo:margin-right="0cm" fo:line-height="150%" fo:text-align="center" style:justify-single-word="false" fo:text-indent="1.249cm" style:auto-text-indent="false"/>
      <style:text-properties fo:color="#000000" style:font-name="Times New Roman" fo:font-size="14pt" fo:font-weight="bold" style:font-size-asian="14pt" style:font-weight-asian="bold" style:font-name-complex="Times New Roman2" style:font-size-complex="14pt"/>
    </style:style>
    <style:style style:name="P5" style:family="paragraph" style:parent-style-name="Standard">
      <style:paragraph-properties fo:line-height="150%"/>
      <style:text-properties fo:color="#000000" style:font-name="Times New Roman" fo:font-size="14pt" style:font-size-asian="14pt" style:font-name-complex="Times New Roman2" style:font-size-complex="14pt"/>
    </style:style>
    <style:style style:name="P6" style:family="paragraph" style:parent-style-name="Standard">
      <style:paragraph-properties fo:line-height="150%" fo:text-align="end" style:justify-single-word="false"/>
      <style:text-properties fo:color="#000000" style:font-name="Times New Roman" fo:font-size="14pt" style:font-size-asian="14pt" style:font-name-complex="Times New Roman2" style:font-size-complex="14pt"/>
    </style:style>
    <style:style style:name="P7" style:family="paragraph" style:parent-style-name="Standard">
      <style:paragraph-properties fo:line-height="150%" fo:text-align="center" style:justify-single-word="false"/>
      <style:text-properties fo:color="#000000" style:font-name="Times New Roman" fo:font-size="14pt" style:font-size-asian="14pt" style:font-name-complex="Times New Roman2" style:font-size-complex="14pt"/>
    </style:style>
    <style:style style:name="P8" style:family="paragraph" style:parent-style-name="Standard">
      <style:paragraph-properties fo:line-height="150%" fo:text-align="justify" style:justify-single-word="false"/>
      <style:text-properties fo:color="#000000" style:font-name="Times New Roman" fo:font-size="14pt" style:font-size-asian="14pt" style:font-name-complex="Times New Roman2" style:font-size-complex="14pt"/>
    </style:style>
    <style:style style:name="P9" style:family="paragraph" style:parent-style-name="Standard">
      <style:paragraph-properties fo:line-height="150%" fo:text-align="end" style:justify-single-word="false"/>
      <style:text-properties fo:color="#000000" style:font-name="Times New Roman" fo:font-size="14pt" fo:font-weight="bold" style:font-size-asian="14pt" style:font-weight-asian="bold" style:font-name-complex="Times New Roman2" style:font-size-complex="14pt"/>
    </style:style>
    <style:style style:name="P10" style:family="paragraph" style:parent-style-name="Standard">
      <style:paragraph-properties fo:line-height="150%" fo:text-align="start" style:justify-single-word="false"/>
      <style:text-properties fo:color="#000000" style:font-name="Times New Roman" fo:font-size="14pt" fo:font-weight="normal" style:font-size-asian="14pt" style:font-weight-asian="normal" style:font-name-complex="Times New Roman2" style:font-size-complex="14pt" style:font-weight-complex="normal"/>
    </style:style>
    <style:style style:name="P11"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2" style:family="paragraph" style:parent-style-name="Standard">
      <style:paragraph-properties fo:line-height="150%"/>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style:text-autospace="none"/>
    </style:style>
    <style:style style:name="P15"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style>
    <style:style style:name="P16"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font-weight-complex="bold"/>
    </style:style>
    <style:style style:name="P17"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style:font-name="Times New Roman" fo:font-size="14pt" fo:font-weight="bold" style:font-size-asian="14pt" style:font-weight-asian="bold" style:font-size-complex="14pt"/>
    </style:style>
    <style:style style:name="P18" style:family="paragraph" style:parent-style-name="Text_20_body">
      <style:paragraph-properties fo:margin-left="1.251cm" fo:margin-right="0cm" fo:margin-top="0.176cm" fo:margin-bottom="0cm" fo:line-height="150%" fo:text-align="center"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19" style:family="paragraph" style:parent-style-name="Standard">
      <style:paragraph-properties fo:margin-left="1.251cm" fo:margin-right="0cm" fo:line-height="150%" fo:text-align="center" style:justify-single-word="false" fo:text-indent="0cm" style:auto-text-indent="false"/>
      <style:text-properties fo:color="#000000" style:font-name="Times New Roman" fo:font-size="14pt" fo:font-weight="bold" style:font-size-asian="14pt" style:font-weight-asian="bold" style:font-name-complex="Times New Roman2" style:font-size-complex="14pt"/>
    </style:style>
    <style:style style:name="P20" style:family="paragraph" style:parent-style-name="Standard">
      <style:paragraph-properties fo:margin-left="1.251cm" fo:margin-right="0cm" fo:margin-top="0.176cm" fo:margin-bottom="0cm" fo:line-height="150%" fo:text-align="end" style:justify-single-word="false" fo:text-indent="1.251cm" style:auto-text-indent="false"/>
      <style:text-properties fo:color="#000000" style:font-name="Times New Roman" fo:font-size="14pt" style:font-name-asian="Segoe UI1" style:font-size-asian="14pt" style:font-name-complex="Segoe UI1" style:font-size-complex="14pt"/>
    </style:style>
    <style:style style:name="P21" style:family="paragraph" style:parent-style-name="Normal_20__28_Web_29_">
      <style:paragraph-properties fo:margin-left="1.251cm" fo:margin-right="0cm" fo:margin-top="0.176cm" fo:margin-bottom="0cm" fo:line-height="150%" fo:text-indent="1.251cm" style:auto-text-indent="false"/>
      <style:text-properties fo:color="#000000" fo:font-size="14pt" style:font-size-asian="14pt" style:font-size-complex="14pt"/>
    </style:style>
    <style:style style:name="P22" style:family="paragraph" style:parent-style-name="Normal_20__28_Web_29_">
      <style:paragraph-properties fo:margin-left="1.251cm" fo:margin-right="0cm" fo:margin-top="0.176cm" fo:margin-bottom="0cm" fo:line-height="150%" fo:text-align="end" style:justify-single-word="false" fo:text-indent="1.251cm" style:auto-text-indent="false"/>
      <style:text-properties fo:color="#000000" fo:font-size="14pt" style:font-size-asian="14pt" style:font-size-complex="14pt"/>
    </style:style>
    <style:style style:name="P23" style:family="paragraph" style:parent-style-name="Standard">
      <style:paragraph-properties fo:margin-left="2.498cm" fo:margin-right="0cm" fo:line-height="150%" fo:text-align="justify" style:justify-single-word="false" fo:text-indent="1.249cm" style:auto-text-indent="false"/>
      <style:text-properties fo:color="#000000" style:font-name="Times New Roman" fo:font-size="14pt" style:font-size-asian="14pt" style:font-name-complex="Times New Roman2" style:font-size-complex="14pt"/>
    </style:style>
    <style:style style:name="P24" style:family="paragraph" style:parent-style-name="Normal_20__28_Web_29_">
      <style:paragraph-properties fo:margin-left="1.251cm" fo:margin-right="0cm" fo:margin-top="0.176cm" fo:margin-bottom="0cm" fo:line-height="150%" fo:text-align="justify" style:justify-single-word="false" fo:text-indent="1.247cm" style:auto-text-indent="false"/>
      <style:text-properties style:font-name="Times New Roman" fo:font-size="14pt" style:font-size-asian="14pt" style:font-size-complex="14pt"/>
    </style:style>
    <style:style style:name="P25" style:family="paragraph" style:parent-style-name="List_20_Paragraph">
      <style:paragraph-properties fo:margin-left="1.251cm" fo:margin-right="0cm" fo:line-height="150%" fo:text-align="justify" style:justify-single-word="false" fo:text-indent="1.247cm" style:auto-text-indent="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Times New Roman" fo:font-size="14pt"/>
    </style:style>
    <style:style style:name="P2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1" fo:font-size="14pt" fo:letter-spacing="normal" fo:font-style="normal" fo:font-weight="normal"/>
    </style:style>
    <style:style style:name="P2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1" fo:font-size="14pt" fo:letter-spacing="normal" fo:font-style="normal" fo:font-weight="normal"/>
    </style:style>
    <style:style style:name="P29" style:family="paragraph" style:parent-style-name="Normal_20__28_Web_29_" style:master-page-name="Standard">
      <style:paragraph-properties fo:margin-left="1.251cm" fo:margin-right="0cm" fo:margin-top="0.176cm" fo:margin-bottom="0cm" fo:line-height="150%" fo:text-align="center" style:justify-single-word="false" fo:text-indent="0cm" style:auto-text-indent="false" style:page-number="auto"/>
      <style:text-properties fo:color="#000000" fo:font-size="14pt" style:font-size-asian="14pt" style:font-size-complex="14pt"/>
    </style:style>
    <style:style style:name="P30"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31" style:family="paragraph" style:parent-style-name="Standard">
      <style:paragraph-properties fo:line-height="150%" fo:text-align="center" style:justify-single-word="false"/>
      <style:text-properties fo:color="#000000" style:font-name="Times New Roman" fo:font-size="14pt" style:font-size-asian="14pt" style:font-name-complex="Times New Roman2" style:font-size-complex="14pt"/>
    </style:style>
    <style:style style:name="T1" style:family="text">
      <style:text-properties fo:color="#000000" style:font-name="Times New Roman" fo:font-size="14pt" style:font-size-asian="14pt" style:font-name-complex="Times New Roman2" style:font-size-complex="14pt"/>
    </style:style>
    <style:style style:name="T2" style:family="text">
      <style:text-properties fo:color="#000000" style:font-name="Times New Roman" fo:font-size="14pt" fo:font-style="italic" style:font-size-asian="14pt" style:font-style-asian="italic" style:font-name-complex="Times New Roman2" style:font-size-complex="14pt"/>
    </style:style>
    <style:style style:name="T3" style:family="text">
      <style:text-properties fo:color="#000000" style:font-name="Times New Roman" fo:font-size="14pt" fo:font-style="italic" style:text-underline-style="solid" style:text-underline-width="auto" style:text-underline-color="font-color" style:font-size-asian="14pt" style:font-style-asian="italic" style:font-name-complex="Times New Roman2" style:font-size-complex="14pt"/>
    </style:style>
    <style:style style:name="T4" style:family="text">
      <style:text-properties fo:color="#000000" style:font-name="Times New Roman" fo:font-size="14pt" fo:language="en" fo:country="US" fo:font-style="italic" style:text-underline-style="solid" style:text-underline-width="auto" style:text-underline-color="font-color" style:font-size-asian="14pt" style:font-style-asian="italic" style:font-name-complex="Times New Roman2" style:font-size-complex="14pt"/>
    </style:style>
    <style:style style:name="T5" style:family="text">
      <style:text-properties fo:color="#000000" style:font-name="Times New Roman" fo:font-size="14pt" fo:font-style="normal" style:font-size-asian="14pt" style:font-style-asian="normal" style:font-name-complex="Times New Roman2" style:font-size-complex="14pt" style:font-style-complex="normal"/>
    </style:style>
    <style:style style:name="T6" style:family="text">
      <style:text-properties fo:color="#000000" fo:font-style="italic" fo:font-weight="bold" style:font-size-asian="14pt" style:font-weight-asian="bold" style:font-name-complex="Times New Roman2" style:font-size-complex="14pt"/>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9.5pt" fo:language="en" fo:country="US" style:font-name-asian="Consolas" style:font-size-asian="9.5pt" style:font-name-complex="Consolas" style:font-size-complex="9.5pt"/>
    </style:style>
    <style:style style:name="T9" style:family="text">
      <style:text-properties fo:color="#000000" style:font-name="Consolas" fo:font-size="9.5pt" fo:language="ru" fo:country="RU" style:font-name-asian="Consolas" style:font-size-asian="9.5pt" style:font-name-complex="Consolas" style:font-size-complex="9.5pt"/>
    </style:style>
    <style:style style:name="T10" style:family="text">
      <style:text-properties fo:color="#0000ff" style:font-name="Consolas" fo:font-size="9.5pt" style:font-name-asian="Consolas" style:font-size-asian="9.5pt" style:font-name-complex="Consolas" style:font-size-complex="9.5pt"/>
    </style:style>
    <style:style style:name="T11" style:family="text">
      <style:text-properties fo:color="#0000ff" style:font-name="Consolas" fo:font-size="9.5pt" fo:language="en" fo:country="US" style:font-name-asian="Consolas" style:font-size-asian="9.5pt" style:font-name-complex="Consolas" style:font-size-complex="9.5pt"/>
    </style:style>
    <style:style style:name="T12" style:family="text">
      <style:text-properties fo:font-variant="normal" fo:text-transform="none" fo:color="#000000" style:font-name="Times New Roman1" fo:font-size="14pt" fo:letter-spacing="normal" fo:font-style="normal" fo:font-weight="normal" style:font-size-asian="14pt" style:font-style-asian="normal" style:font-name-complex="Times New Roman2" style:font-size-complex="14pt" style:font-style-complex="normal"/>
    </style:style>
    <style:style style:name="T13" style:family="text">
      <style:text-properties fo:font-variant="normal" fo:text-transform="none" fo:color="#000000" style:font-name="Times New Roman1" fo:letter-spacing="normal" fo:font-style="normal"/>
    </style:style>
    <style:style style:name="T14" style:family="text">
      <style:text-properties fo:font-variant="normal" fo:text-transform="none" fo:color="#000000" style:font-name="Times New Roman1" fo:letter-spacing="normal" fo:font-style="normal" fo:font-weight="normal"/>
    </style:style>
    <style:style style:name="T15" style:family="text">
      <style:text-properties fo:font-variant="normal" fo:text-transform="none" fo:color="#000000" fo:letter-spacing="normal"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16" style:family="text">
      <style:text-properties fo:language="ru" fo:country="RU"/>
    </style:style>
    <style:style style:name="T17" style:family="text">
      <style:text-properties fo:font-weight="bold"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МИНОБРНАУКИ РОССИИ </text:p>
      <text:p text:style-name="P15">Федеральное государственное бюджетное образовательное учреждение </text:p>
      <text:p text:style-name="P15">высшего образования «Тульский государственный университет» </text:p>
      <text:p text:style-name="P15">Кафедра вычислительной техники </text:p>
      <text:p text:style-name="P15"/>
      <text:p text:style-name="P15">Отчет по лабораторной работе №10</text:p>
      <text:p text:style-name="P18"><text:span text:style-name="T13">Рекурсивные алгоритмы</text:span><text:span text:style-name="T13"> </text:span><text:s/></text:p>
      <text:p text:style-name="P16">Вариант 6</text:p>
      <text:p text:style-name="P22">Выполнил студент группы 220681</text:p>
      <text:p text:style-name="P22">Гришанов Александр Александрович</text:p>
      <text:p text:style-name="P22"/>
      <text:p text:style-name="P22">Проверил:</text:p>
      <text:p text:style-name="P20">Доц. Афанасьева Светлана Михайловна</text:p>
      <text:p text:style-name="P22"/>
      <text:p text:style-name="P21"/>
      <text:p text:style-name="P21"/>
      <text:p text:style-name="P21"/>
      <text:p text:style-name="P21"><text:s text:c="2"/></text:p>
      <text:p text:style-name="P15"/>
      <text:p text:style-name="P15"/>
      <text:p text:style-name="P15"/>
      <text:p text:style-name="P15"/>
      <text:p text:style-name="P15"/>
      <text:p text:style-name="P15"/>
      <text:p text:style-name="P15">Тула 2019</text:p>
      <text:p text:style-name="P17"><text:soft-page-break/>1. Цель работы</text:p>
      <text:p text:style-name="P24"><text:span text:style-name="T14">Ознакомиться с рекурсивными алгоритмами</text:span><text:span text:style-name="T14">.</text:span></text:p>
      <text:p text:style-name="P19">2. Теоретическая справка</text:p>
      <text:p text:style-name="P26"><text:span text:style-name="T6"><text:tab/></text:span><text:span text:style-name="T15">В ходе рекурсии метод вызывает сам себя. Если он делает это непосредственно, то рекурсия называется прямой, если через другой метод — косвенной. Она также может быть единичной (однократный вызов) либо множественной (вызов осуществляется несколько раз). На первый взгляд понятие кажется несколько сложным, поскольку человек не мыслит рекурсивно. Тем не менее есть задачи, которые рекурсивны по своей природе, а их структура </text:span><text:span text:style-name="T14">и решение легко отслеживаются с помощью алгоритма. Таковы, например, программы, выстраивающие деревья и проводящие по ним поиск. Однако не всегда это наилучший способ решения задач, в некоторых случаях он снижает производительность программы, в связи с чем необходимо рассмотреть еще и способы удаления рекурсии.</text:span></text:p>
      <text:p text:style-name="P27"/>
      <text:p text:style-name="P4">3. Задания</text:p>
      <text:p text:style-name="P2">3.1 Задания:</text:p>
      <text:p text:style-name="P25"><text:span text:style-name="T2">Задание 1:</text:span><text:span text:style-name="T5"> </text:span><text:span text:style-name="T12">Создайте программу, которая рисует ковер Серпинского. </text:span></text:p>
      <text:p text:style-name="P1"><text:span text:style-name="T3">3.</text:span><text:span text:style-name="T4">2</text:span><text:span text:style-name="T3"> Алгоритмы:</text:span></text:p>
      <text:p text:style-name="P3"><text:tab/><text:span text:style-name="T16">Для отрисовки ковра используется функция поиска точек новых квадратов и отрисовка, сооответственно уровню.</text:span></text:p>
      <text:p text:style-name="P13"><text:span text:style-name="T1"><text:tab/></text:span><text:span text:style-name="T3">3.3 Тестирование:</text:span></text:p>
      <text:p text:style-name="P13"><text:span text:style-name="T1"><text:tab/><text:tab/></text:span><text:span text:style-name="T2">3.3.1 Тестирование программы для задачи 1</text:span></text:p>
      <text:p text:style-name="P23">Работает исправно в любых случаях, предусмотренных задачей.</text:p>
      <text:p text:style-name="P7"><text:tab/></text:p>
      <text:p text:style-name="P7"><text:soft-page-break/><text:span text:style-name="T17">Список литературы</text:span></text:p>
      <text:p text:style-name="P13"><text:span text:style-name="T1">1. METANIT.COM. C#/.NET (Электронный ресурс) – Режим доступа: </text:span><text:a xlink:type="simple" xlink:href="https://metanit.com/sharp/" text:style-name="Internet_20_link" text:visited-style-name="Visited_20_Internet_20_Link">https://metanit.com/sharp/</text:a><text:span text:style-name="T1">;</text:span></text:p>
      <text:p text:style-name="P8">2. Методические указания к лабораторным работам(Электронное пособие).</text:p>
      <text:p text:style-name="P9">Приложения</text:p>
      <text:p text:style-name="P6">Приложение 1.1 </text:p>
      <text:p text:style-name="P5">Исходный код задания 1</text:p>
      <text:p text:style-name="P12"><text:span text:style-name="T7"><text:s/><text:tab/> </text:span><text:span text:style-name="T11">private</text:span><text:span text:style-name="T8"> </text:span><text:span text:style-name="T11">const</text:span><text:span text:style-name="T8"> </text:span><text:span text:style-name="T11">int</text:span><text:span text:style-name="T8"> L</text:span><text:span text:style-name="T9">evel</text:span><text:span text:style-name="T8"> = 3;</text:span></text:p>
      <text:p text:style-name="P14"><text:span text:style-name="T7"><text:s text:c="8"/></text:span><text:span text:style-name="T10">private</text:span><text:span text:style-name="T7"> </text:span><text:span text:style-name="T10">int</text:span><text:span text:style-name="T7"> _width;</text:span></text:p>
      <text:p text:style-name="P14"><text:span text:style-name="T7"><text:s text:c="8"/></text:span><text:span text:style-name="T10">private</text:span><text:span text:style-name="T7"> </text:span><text:span text:style-name="T10">int</text:span><text:span text:style-name="T7"> _height;</text:span></text:p>
      <text:p text:style-name="P14"><text:span text:style-name="T7"><text:s text:c="8"/></text:span><text:span text:style-name="T10">private</text:span><text:span text:style-name="T7"> Bitmap _fr;</text:span></text:p>
      <text:p text:style-name="P14"><text:span text:style-name="T7"><text:s text:c="8"/></text:span><text:span text:style-name="T10">private</text:span><text:span text:style-name="T7"> Graphics _g;</text:span></text:p>
      <text:p text:style-name="P14"><text:span text:style-name="T7"><text:s text:c="8"/></text:span><text:span text:style-name="T10">public</text:span><text:span text:style-name="T7"> Form1() <text:s text:c="7"/>{</text:span></text:p>
      <text:p text:style-name="P11"><text:s text:c="12"/>InitializeComponent();</text:p>
      <text:p text:style-name="P11"><text:s text:c="12"/>_width = pictureBox1.Width;</text:p>
      <text:p text:style-name="P11"><text:s text:c="12"/>_height = pictureBox1.Height; <text:s text:c="7"/>} <text:s text:c="2"/></text:p>
      <text:p text:style-name="P14"><text:span text:style-name="T7"><text:s text:c="8"/></text:span><text:span text:style-name="T10">private</text:span><text:span text:style-name="T7"> </text:span><text:span text:style-name="T10">void</text:span><text:span text:style-name="T7"> CarpetButton_Click(</text:span><text:span text:style-name="T10">object</text:span><text:span text:style-name="T7"> sender, EventArgs e) <text:s text:c="7"/>{</text:span></text:p>
      <text:p text:style-name="P14"><text:span text:style-name="T7"><text:s text:c="12"/>_fr = </text:span><text:span text:style-name="T10">new</text:span><text:span text:style-name="T7"> Bitmap(_width, _height);</text:span></text:p>
      <text:p text:style-name="P11"><text:s text:c="12"/>_g = Graphics.FromImage(_fr);</text:p>
      <text:p text:style-name="P14"><text:span text:style-name="T7"><text:s text:c="12"/>RectangleF ct = </text:span><text:span text:style-name="T10">new</text:span><text:span text:style-name="T7"> RectangleF(0, 0, _width, _height);</text:span></text:p>
      <text:p text:style-name="P11"><text:s text:c="12"/>DrawCarpet(Level, ct);</text:p>
      <text:p text:style-name="P11"><text:s text:c="12"/>pictureBox1.BackgroundImage = _fr; <text:s text:c="7"/>} <text:s text:c="6"/></text:p>
      <text:p text:style-name="P14"><text:span text:style-name="T7"><text:s text:c="8"/></text:span><text:span text:style-name="T10">private</text:span><text:span text:style-name="T7"> </text:span><text:span text:style-name="T10">void</text:span><text:span text:style-name="T7"> DrawCarpet(</text:span><text:span text:style-name="T10">int</text:span><text:span text:style-name="T7"> lvl, RectangleF ct) <text:s text:c="7"/>{</text:span></text:p>
      <text:p text:style-name="P14"><text:span text:style-name="T7"><text:s text:c="12"/></text:span><text:span text:style-name="T10">if</text:span><text:span text:style-name="T7"> (lvl == 0){ <text:s text:c="6"/></text:span></text:p>
      <text:p text:style-name="P11"><text:s text:c="16"/>_g.FillRectangle(Brushes.Blue, ct); <text:s text:c="11"/>}</text:p>
      <text:p text:style-name="P14"><text:span text:style-name="T7"><text:s text:c="12"/></text:span><text:span text:style-name="T10">else</text:span><text:span text:style-name="T7"> <text:s text:c="11"/>{</text:span></text:p>
      <text:p text:style-name="P14"><text:span text:style-name="T7"><text:s text:c="16"/></text:span><text:span text:style-name="T10">var</text:span><text:span text:style-name="T7"> width = ct.Width / 3f;</text:span></text:p>
      <text:p text:style-name="P14"><text:span text:style-name="T7"><text:s text:c="16"/></text:span><text:span text:style-name="T10">var</text:span><text:span text:style-name="T7"> height = ct.Height / 3f;</text:span><text:span text:style-name="T10">var</text:span><text:span text:style-name="T7"> x1 = ct.Left;</text:span></text:p>
      <text:p text:style-name="P14"><text:span text:style-name="T7"><text:s text:c="16"/></text:span><text:span text:style-name="T10">var</text:span><text:span text:style-name="T7"> x2 = x1 + width;</text:span></text:p>
      <text:p text:style-name="P14"><text:span text:style-name="T7"><text:s text:c="16"/></text:span><text:span text:style-name="T10">var</text:span><text:span text:style-name="T7"> x3 = x1 + 2f * width;</text:span></text:p>
      <text:p text:style-name="P14"><text:span text:style-name="T7"><text:s text:c="16"/></text:span><text:span text:style-name="T10">var</text:span><text:span text:style-name="T7"> y1 = ct.Top;</text:span></text:p>
      <text:p text:style-name="P14"><text:span text:style-name="T7"><text:s text:c="16"/></text:span><text:span text:style-name="T10">var</text:span><text:span text:style-name="T7"> y2 = y1 + height;</text:span></text:p>
      <text:p text:style-name="P14"><text:soft-page-break/><text:span text:style-name="T7"><text:s text:c="16"/></text:span><text:span text:style-name="T10">var</text:span><text:span text:style-name="T7"> y3 = y1 + 2f * height;</text:span></text:p>
      <text:p text:style-name="P14"><text:span text:style-name="T7"><text:s text:c="16"/>DrawCarpet(lvl - 1, </text:span><text:span text:style-name="T10">new</text:span><text:span text:style-name="T7"> RectangleF(x1, y1, width, height)); </text:span></text:p>
      <text:p text:style-name="P14"><text:span text:style-name="T7"><text:s text:c="16"/>DrawCarpet(lvl - 1, </text:span><text:span text:style-name="T10">new</text:span><text:span text:style-name="T7"> RectangleF(x2, y1, width, height));</text:span></text:p>
      <text:p text:style-name="P14"><text:span text:style-name="T7"><text:s text:c="16"/>DrawCarpet(lvl - 1, </text:span><text:span text:style-name="T10">new</text:span><text:span text:style-name="T7"> RectangleF(x3, y1, width, height)); </text:span></text:p>
      <text:p text:style-name="P14"><text:span text:style-name="T7"><text:s text:c="16"/>DrawCarpet(lvl - 1, </text:span><text:span text:style-name="T10">new</text:span><text:span text:style-name="T7"> RectangleF(x1, y2, width, height));</text:span></text:p>
      <text:p text:style-name="P14"><text:span text:style-name="T7"><text:s text:c="16"/>DrawCarpet(lvl - 1, </text:span><text:span text:style-name="T10">new</text:span><text:span text:style-name="T7"> RectangleF(x3, y2, width, height)); </text:span></text:p>
      <text:p text:style-name="P14"><text:span text:style-name="T7"><text:s text:c="16"/>DrawCarpet(lvl - 1, </text:span><text:span text:style-name="T10">new</text:span><text:span text:style-name="T7"> RectangleF(x1, y3, width, height)); </text:span></text:p>
      <text:p text:style-name="P14"><text:span text:style-name="T7"><text:s text:c="16"/>DrawCarpet(lvl - 1, </text:span><text:span text:style-name="T10">new</text:span><text:span text:style-name="T7"> RectangleF(x2, y3, width, height));</text:span></text:p>
      <text:p text:style-name="P14"><text:span text:style-name="T7"><text:s text:c="16"/>DrawCarpet(lvl - 1, </text:span><text:span text:style-name="T10">new</text:span><text:span text:style-name="T7"> RectangleF(x3, y3, width, height)); }}</text:span></text:p>
      <text:p text:style-name="P6">Приложение 1.2</text:p>
      <text:p text:style-name="P5">Тест задания 1</text:p>
      <text:p text:style-name="P10"><draw:frame draw:style-name="fr1" draw:name="Графический объект1" text:anchor-type="paragraph" svg:width="7.461cm" svg:height="7.966cm" draw:z-index="0"><draw:image xlink:href="Pictures/2000000700001D2600001F1DC184C0E0.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ce style:name="Times New Roman1" svg:font-family="'Times New Roman'"/>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2" style:font-size-asian="12pt" style:language-asian="ru" style:country-asian="RU" style:font-name-complex="Times New Roman2"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2" style:font-size-complex="9pt"/>
    </style:style>
    <style:style style:name="ListLabel_20_1" style:display-name="ListLabel 1" style:family="text">
      <style:text-properties style:font-name-complex="Courier New2"/>
    </style:style>
    <style:style style:name="ListLabel_20_2" style:display-name="ListLabel 2" style:family="text">
      <style:text-properties style:font-name-complex="Times New Roman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лекс</meta:initial-creator>
    <meta:editing-cycles>233</meta:editing-cycles>
    <meta:print-date>2019-09-23T21:17:18.47</meta:print-date>
    <meta:creation-date>2019-04-02T15:10:00</meta:creation-date>
    <dc:date>2019-11-11T23:16:39.16</dc:date>
    <meta:editing-duration>PT6H26M8S</meta:editing-duration>
    <meta:generator>OpenOffice/4.1.6$Win32 OpenOffice.org_project/416m1$Build-9790</meta:generator>
    <meta:document-statistic meta:table-count="0" meta:image-count="1" meta:object-count="0" meta:page-count="4" meta:paragraph-count="68" meta:word-count="409" meta:character-count="34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